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ccffff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stroke="solid" svg:stroke-color="#808080" draw:fill="solid" draw:fill-color="#e6e6e6" draw:textarea-horizontal-align="left" draw:auto-grow-height="true" draw:auto-grow-width="false" fo:min-height="0.216cm" fo:min-width="2.402cm"/>
    </style:style>
    <style:style style:name="gr4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e6e6e6" draw:textarea-horizontal-align="left" draw:textarea-vertical-align="top" draw:auto-grow-height="false"/>
    </style:style>
    <style:style style:name="gr6" style:family="graphic" style:parent-style-name="standard">
      <style:graphic-properties draw:stroke="solid" svg:stroke-color="#000000" draw:fill="solid" draw:fill-color="#ffffcc" draw:textarea-horizontal-align="left" draw:auto-grow-height="false" draw:auto-grow-width="false" draw:fit-to-size="shrink-to-fit" fo:min-height="1.956cm" fo:min-width="2.58cm"/>
    </style:style>
    <style:style style:name="P1" style:family="paragraph">
      <style:paragraph-properties fo:text-align="center"/>
    </style:style>
    <style:style style:name="P2" style:family="paragraph">
      <style:text-properties fo:color="#0099ff" fo:font-size="10pt" style:text-underline-style="solid" style:text-underline-width="auto" style:text-underline-color="font-color" style:font-size-asian="10pt" style:font-size-complex="10pt"/>
    </style:style>
    <style:style style:name="P3" style:family="paragraph">
      <style:text-properties fo:font-size="12pt" style:font-size-asian="12pt" style:font-size-complex="12pt"/>
    </style:style>
    <style:style style:name="P4" style:family="paragraph">
      <style:paragraph-properties fo:text-align="start"/>
    </style:style>
    <style:style style:name="P5" style:family="paragraph">
      <style:paragraph-properties fo:text-align="start"/>
      <style:text-properties fo:font-size="12pt" style:font-size-asian="12pt" style:font-size-complex="12pt"/>
    </style:style>
    <style:style style:name="P6" style:family="paragraph">
      <style:text-properties fo:font-size="11pt" style:font-size-asian="11pt" style:font-size-complex="11pt"/>
    </style:style>
    <style:style style:name="T1" style:family="text">
      <style:text-properties fo:color="#33a3a3" fo:font-size="14pt" fo:font-weight="bold" style:font-size-asian="14pt" style:font-weight-asian="bold" style:font-size-complex="14pt" style:font-weight-complex="bold"/>
    </style:style>
    <style:style style:name="T2" style:family="text">
      <style:text-properties fo:color="#33a3a3"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color="#0099ff" fo:font-size="10pt" style:text-underline-style="solid" style:text-underline-width="auto" style:text-underline-color="font-color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ff0000" fo:font-size="12pt" fo:font-weight="bold" style:font-size-asian="12pt" style:font-size-complex="12pt"/>
    </style:style>
    <style:style style:name="T7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783cm" svg:height="4.17cm" svg:x="1.233cm" svg:y="1.312cm">
            <text:p/>
            <draw:enhanced-geometry svg:viewBox="0 0 21600 21600" draw:type="rectangle" draw:enhanced-path="M 0 0 L 21600 0 21600 21600 0 21600 0 0 Z N"/>
          </draw:custom-shape>
          <draw:frame draw:style-name="gr2" draw:layer="layout" svg:width="2.843cm" svg:height="1.988cm" svg:x="1.271cm" svg:y="1.312cm">
            <draw:text-box>
              <text:p><text:span text:style-name="T1">METORG</text:span></text:p>
              <text:p><text:span text:style-name="T2">MET</text:span><text:span text:style-name="T3">eorologisk</text:span></text:p>
              <text:p><text:span text:style-name="T3">Gjøremåls-</text:span></text:p>
              <text:p><text:span text:style-name="T2">ORG</text:span><text:span text:style-name="T3">anisator</text:span></text:p>
            </draw:text-box>
          </draw:frame>
        </draw:g>
        <draw:frame draw:style-name="gr2" draw:text-style-name="P2" draw:layer="layout" svg:width="2.119cm" svg:height="0.645cm" svg:x="4.161cm" svg:y="1.322cm">
          <draw:text-box>
            <text:p><text:span text:style-name="T4">admin doc</text:span></text:p>
          </draw:text-box>
        </draw:frame>
        <draw:frame draw:style-name="gr2" draw:text-style-name="P3" draw:layer="layout" svg:width="1.518cm" svg:height="0.725cm" svg:x="4.137cm" svg:y="2.116cm">
          <draw:text-box>
            <text:p><text:span text:style-name="T5">Dato:</text:span></text:p>
          </draw:text-box>
        </draw:frame>
        <draw:frame draw:style-name="gr3" draw:text-style-name="P3" draw:layer="layout" svg:width="2.902cm" svg:height="0.725cm" svg:x="5.459cm" svg:y="2.14cm">
          <draw:text-box>
            <text:p><text:span text:style-name="T5">2014-09-24</text:span></text:p>
          </draw:text-box>
        </draw:frame>
        <draw:custom-shape draw:style-name="gr4" draw:text-style-name="P1" draw:layer="layout" svg:width="0.217cm" svg:height="0.217cm" svg:x="8.027cm" svg:y="2.412cm">
          <text:p/>
          <draw:enhanced-geometry svg:viewBox="0 0 21600 21600" draw:mirror-vertical="tru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2" draw:text-style-name="P3" draw:layer="layout" svg:width="1.442cm" svg:height="0.725cm" svg:x="4.136cm" svg:y="3.897cm">
          <draw:text-box>
            <text:p><text:span text:style-name="T5">Vakt:</text:span></text:p>
          </draw:text-box>
        </draw:frame>
        <draw:custom-shape draw:style-name="gr5" draw:text-style-name="P5" draw:layer="layout" svg:width="1.923cm" svg:height="3.272cm" svg:x="5.557cm" svg:y="3.944cm">
          <text:p text:style-name="P4"><text:span text:style-name="T5">vakt 1</text:span></text:p>
          <text:p text:style-name="P4"><text:span text:style-name="T5">vakt 2</text:span></text:p>
          <text:p text:style-name="P4"><text:span text:style-name="T5">vakt 3</text:span></text:p>
          <text:p text:style-name="P4"><text:span text:style-name="T6">vakt 4</text:span></text:p>
          <text:p text:style-name="P4"><text:span text:style-name="T5">vakt 5</text:span></text:p>
          <text:p text:style-name="P4"><text:span text:style-name="T5">...</text:span></text:p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2.36cm" svg:height="0.725cm" svg:x="11.055cm" svg:y="3.897cm">
          <draw:text-box>
            <text:p><text:span text:style-name="T5">Gjøremål:</text:span></text:p>
          </draw:text-box>
        </draw:frame>
        <draw:custom-shape draw:style-name="gr5" draw:text-style-name="P5" draw:layer="layout" svg:width="4.674cm" svg:height="3.439cm" svg:x="13.558cm" svg:y="3.945cm">
          <text:p text:style-name="P4"><text:span text:style-name="T5">gjøremål 1</text:span></text:p>
          <text:p text:style-name="P4"><text:span text:style-name="T6">gjøremål 2</text:span></text:p>
          <text:p text:style-name="P4"><text:span text:style-name="T5">gjøremål 3</text:span></text:p>
          <text:p text:style-name="P4"><text:span text:style-name="T5">gjøremål 4</text:span></text:p>
          <text:p text:style-name="P4"><text:span text:style-name="T6">gjøremål 5</text:span></text:p>
          <text:p text:style-name="P4"><text:span text:style-name="T5">gjøremål 6</text:span></text:p>
          <text:p text:style-name="P4"><text:span text:style-name="T5">...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4.907cm" svg:height="2.615cm" svg:x="2.838cm" svg:y="7.415cm">
          <draw:text-box>
            <text:p><text:span text:style-name="T7">klikk på en vakt (single-select!) og få markert gjøremålene vakten i øyeblikket er ansvarlig for denne dagen</text:span></text:p>
          </draw:text-box>
        </draw:frame>
        <draw:frame draw:style-name="gr6" draw:text-style-name="P6" draw:layer="layout" svg:width="6.448cm" svg:height="4.251cm" svg:x="12.362cm" svg:y="7.679cm">
          <draw:text-box>
            <text:p><text:span text:style-name="T7">Klikk på et gjøremål</text:span></text:p>
            <text:p><text:span text:style-name="T7">(single-select!) og få markert vakten</text:span></text:p>
            <text:p><text:span text:style-name="T7">som i øyeblikket er ansvarlig for gjøremålet denne dagen. </text:span></text:p>
            <text:p><text:span text:style-name="T7">Videre må man da få anledning til å velge en annen vakt som skal overta gjøremålet.</text:span></text:p>
          </draw:text-box>
        </draw:frame>
        <draw:frame draw:style-name="gr6" draw:text-style-name="P6" draw:layer="layout" svg:width="5.484cm" svg:height="1.34cm" svg:x="8.611cm" svg:y="1.474cm">
          <draw:text-box>
            <text:p><text:span text:style-name="T7">velg en dato og få listet opp aktuelle vakter og gjøremå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 Asplin</meta:initial-creator>
    <meta:creation-date>2014-09-24T14:06:34</meta:creation-date>
    <dc:date>2014-10-08T16:23:10</dc:date>
    <dc:creator>Jo Asplin</dc:creator>
    <meta:editing-duration>P13DT2H5M33S</meta:editing-duration>
    <meta:editing-cycles>23</meta:editing-cycles>
    <meta:generator>LibreOffice/3.5$Linux_X86_64 LibreOffice_project/350m1$Build-2</meta:generator>
    <meta:document-statistic meta:object-count="14"/>
  </office:meta>
</office:document-meta>
</file>